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svg:font-family="Noto Sans" style:font-family-generic="swiss"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Arial" svg:font-family="Arial" style:font-family-generic="swiss" style:font-pitch="variable" svg:panose-1="2 11 6 4 2 2 2 2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Web" style:master-page-name="MP0" style:family="paragraph">
      <style:paragraph-properties fo:break-before="page" fo:text-align="justify" fo:margin-top="0.125in" fo:margin-bottom="0in" fo:background-color="#F7F7F7"/>
    </style:style>
    <style:style style:name="T2" style:parent-style-name="Élevé" style:family="text">
      <style:text-properties style:font-name="Arial" style:font-name-complex="Arial" fo:font-weight="normal" style:font-weight-asian="normal" style:font-weight-complex="normal" fo:color="#111111"/>
    </style:style>
    <style:style style:name="T3" style:parent-style-name="Policepardéfaut" style:family="text">
      <style:text-properties style:font-name="Arial" style:font-name-complex="Arial" fo:color="#111111"/>
    </style:style>
    <style:style style:name="T4" style:parent-style-name="Élevé" style:family="text">
      <style:text-properties style:font-name="Arial" style:font-name-complex="Arial" fo:font-weight="normal" style:font-weight-asian="normal" style:font-weight-complex="normal" fo:color="#111111"/>
    </style:style>
    <style:style style:name="T5" style:parent-style-name="Élevé" style:family="text">
      <style:text-properties style:font-name="Arial" style:font-name-complex="Arial" fo:font-weight="normal" style:font-weight-asian="normal" style:font-weight-complex="normal" fo:color="#111111"/>
    </style:style>
    <style:style style:name="T6" style:parent-style-name="Policepardéfaut" style:family="text">
      <style:text-properties style:font-name="Arial" style:font-name-complex="Arial" fo:color="#111111"/>
    </style:style>
    <style:style style:name="T7" style:parent-style-name="Élevé" style:family="text">
      <style:text-properties style:font-name="Arial" style:font-name-complex="Arial" fo:font-weight="normal" style:font-weight-asian="normal" style:font-weight-complex="normal" fo:color="#111111"/>
    </style:style>
    <style:style style:name="T8" style:parent-style-name="Policepardéfaut" style:family="text">
      <style:text-properties style:font-name="Arial" style:font-name-complex="Arial" fo:color="#111111"/>
    </style:style>
    <style:style style:name="T9" style:parent-style-name="Élevé" style:family="text">
      <style:text-properties style:font-name="Arial" style:font-name-complex="Arial" fo:font-weight="normal" style:font-weight-asian="normal" style:font-weight-complex="normal" fo:color="#111111"/>
    </style:style>
    <style:style style:name="T10" style:parent-style-name="Policepardéfaut" style:family="text">
      <style:text-properties style:font-name="Arial" style:font-name-complex="Arial" fo:color="#111111"/>
    </style:style>
    <style:style style:name="T11" style:parent-style-name="Élevé" style:family="text">
      <style:text-properties style:font-name="Arial" style:font-name-complex="Arial" fo:font-weight="normal" style:font-weight-asian="normal" style:font-weight-complex="normal" fo:color="#111111"/>
    </style:style>
    <style:style style:name="T12" style:parent-style-name="Policepardéfaut" style:family="text">
      <style:text-properties style:font-name="Arial" style:font-name-complex="Arial" fo:color="#111111"/>
    </style:style>
    <style:style style:name="T13" style:parent-style-name="Élevé" style:family="text">
      <style:text-properties style:font-name="Arial" style:font-name-complex="Arial" fo:font-weight="normal" style:font-weight-asian="normal" style:font-weight-complex="normal" fo:color="#111111"/>
    </style:style>
    <style:style style:name="T14" style:parent-style-name="Policepardéfaut" style:family="text">
      <style:text-properties style:font-name="Arial" style:font-name-complex="Arial" fo:color="#111111"/>
    </style:style>
    <style:style style:name="P15" style:parent-style-name="NormalWeb" style:family="paragraph">
      <style:paragraph-properties fo:text-align="justify" fo:margin-top="0.125in" fo:margin-bottom="0in" fo:background-color="#F7F7F7"/>
    </style:style>
    <style:style style:name="T16" style:parent-style-name="Policepardéfaut" style:family="text">
      <style:text-properties style:font-name="Arial" style:font-name-complex="Arial" fo:color="#111111"/>
    </style:style>
    <style:style style:name="T17" style:parent-style-name="Élevé" style:family="text">
      <style:text-properties style:font-name="Arial" style:font-name-complex="Arial" fo:font-weight="normal" style:font-weight-asian="normal" style:font-weight-complex="normal" fo:color="#111111"/>
    </style:style>
    <style:style style:name="T18" style:parent-style-name="Policepardéfaut" style:family="text">
      <style:text-properties style:font-name="Arial" style:font-name-complex="Arial" fo:color="#111111"/>
    </style:style>
    <style:style style:name="T19" style:parent-style-name="Élevé" style:family="text">
      <style:text-properties style:font-name="Arial" style:font-name-complex="Arial" fo:font-weight="normal" style:font-weight-asian="normal" style:font-weight-complex="normal" fo:color="#111111"/>
    </style:style>
    <style:style style:name="T20" style:parent-style-name="Policepardéfaut" style:family="text">
      <style:text-properties style:font-name="Arial" style:font-name-complex="Arial" fo:color="#111111"/>
    </style:style>
    <style:style style:name="T21" style:parent-style-name="Élevé" style:family="text">
      <style:text-properties style:font-name="Arial" style:font-name-complex="Arial" fo:font-weight="normal" style:font-weight-asian="normal" style:font-weight-complex="normal" fo:color="#111111"/>
    </style:style>
    <style:style style:name="T22" style:parent-style-name="Policepardéfaut" style:family="text">
      <style:text-properties style:font-name="Arial" style:font-name-complex="Arial" fo:color="#111111"/>
    </style:style>
    <style:style style:name="T23" style:parent-style-name="Élevé" style:family="text">
      <style:text-properties style:font-name="Arial" style:font-name-complex="Arial" fo:font-weight="normal" style:font-weight-asian="normal" style:font-weight-complex="normal" fo:color="#111111"/>
    </style:style>
    <style:style style:name="T24" style:parent-style-name="Policepardéfaut" style:family="text">
      <style:text-properties style:font-name="Arial" style:font-name-complex="Arial" fo:color="#111111"/>
    </style:style>
    <style:style style:name="P25" style:parent-style-name="NormalWeb" style:family="paragraph">
      <style:paragraph-properties fo:text-align="justify" fo:margin-top="0.125in" fo:margin-bottom="0in" fo:background-color="#F7F7F7"/>
    </style:style>
    <style:style style:name="T26" style:parent-style-name="Policepardéfaut" style:family="text">
      <style:text-properties style:font-name="Arial" style:font-name-complex="Arial" fo:color="#111111"/>
    </style:style>
    <style:style style:name="T27" style:parent-style-name="Élevé" style:family="text">
      <style:text-properties style:font-name="Arial" style:font-name-complex="Arial" fo:font-weight="normal" style:font-weight-asian="normal" style:font-weight-complex="normal" fo:color="#111111"/>
    </style:style>
    <style:style style:name="T28" style:parent-style-name="Policepardéfaut" style:family="text">
      <style:text-properties style:font-name="Arial" style:font-name-complex="Arial" fo:color="#111111"/>
    </style:style>
    <style:style style:name="T29" style:parent-style-name="Élevé" style:family="text">
      <style:text-properties style:font-name="Arial" style:font-name-complex="Arial" fo:font-weight="normal" style:font-weight-asian="normal" style:font-weight-complex="normal" fo:color="#111111"/>
    </style:style>
    <style:style style:name="T30" style:parent-style-name="Policepardéfaut" style:family="text">
      <style:text-properties style:font-name="Arial" style:font-name-complex="Arial" fo:color="#111111"/>
    </style:style>
    <style:style style:name="P31" style:parent-style-name="NormalWeb" style:family="paragraph">
      <style:paragraph-properties fo:text-align="justify" fo:margin-top="0.125in" fo:margin-bottom="0in" fo:background-color="#F7F7F7"/>
    </style:style>
    <style:style style:name="T32" style:parent-style-name="Policepardéfaut" style:family="text">
      <style:text-properties style:font-name="Arial" style:font-name-complex="Arial" fo:color="#111111"/>
    </style:style>
    <style:style style:name="T33" style:parent-style-name="Élevé" style:family="text">
      <style:text-properties style:font-name="Arial" style:font-name-complex="Arial" fo:font-weight="normal" style:font-weight-asian="normal" style:font-weight-complex="normal" fo:color="#111111"/>
    </style:style>
    <style:style style:name="T34" style:parent-style-name="Policepardéfaut" style:family="text">
      <style:text-properties style:font-name="Arial" style:font-name-complex="Arial" fo:color="#111111"/>
    </style:style>
    <style:style style:name="P35" style:parent-style-name="NormalWeb" style:family="paragraph">
      <style:paragraph-properties fo:text-align="justify" fo:margin-top="0.125in" fo:margin-bottom="0in" fo:background-color="#F7F7F7"/>
    </style:style>
    <style:style style:name="T36" style:parent-style-name="Policepardéfaut" style:family="text">
      <style:text-properties style:font-name="Arial" style:font-name-complex="Arial" fo:color="#111111"/>
    </style:style>
    <style:style style:name="T37" style:parent-style-name="Élevé" style:family="text">
      <style:text-properties style:font-name="Arial" style:font-name-complex="Arial" fo:font-weight="normal" style:font-weight-asian="normal" style:font-weight-complex="normal" fo:color="#111111"/>
    </style:style>
    <style:style style:name="T38" style:parent-style-name="Policepardéfaut" style:family="text">
      <style:text-properties style:font-name="Arial" style:font-name-complex="Arial" fo:color="#111111"/>
    </style:style>
    <style:style style:name="P39" style:parent-style-name="NormalWeb" style:family="paragraph">
      <style:paragraph-properties fo:text-align="justify" fo:margin-top="0.125in" fo:margin-bottom="0in" fo:background-color="#F7F7F7"/>
    </style:style>
    <style:style style:name="T40" style:parent-style-name="Policepardéfaut" style:family="text">
      <style:text-properties style:font-name="Arial" style:font-name-complex="Arial" fo:color="#111111"/>
    </style:style>
    <style:style style:name="T41" style:parent-style-name="Élevé" style:family="text">
      <style:text-properties style:font-name="Arial" style:font-name-complex="Arial" fo:font-weight="normal" style:font-weight-asian="normal" style:font-weight-complex="normal" fo:color="#111111"/>
    </style:style>
    <style:style style:name="T42" style:parent-style-name="Policepardéfaut" style:family="text">
      <style:text-properties style:font-name="Arial" style:font-name-complex="Arial" fo:color="#111111"/>
    </style:style>
    <style:style style:name="T43" style:parent-style-name="Élevé" style:family="text">
      <style:text-properties style:font-name="Arial" style:font-name-complex="Arial" fo:font-weight="normal" style:font-weight-asian="normal" style:font-weight-complex="normal" fo:color="#111111"/>
    </style:style>
    <style:style style:name="T44" style:parent-style-name="Policepardéfaut" style:family="text">
      <style:text-properties style:font-name="Arial" style:font-name-complex="Arial" fo:color="#111111"/>
    </style:style>
    <style:style style:name="P45" style:parent-style-name="NormalWeb" style:family="paragraph">
      <style:paragraph-properties fo:text-align="justify" fo:margin-top="0.125in" fo:margin-bottom="0in" fo:background-color="#F7F7F7"/>
    </style:style>
    <style:style style:name="T46" style:parent-style-name="Élevé" style:family="text">
      <style:text-properties style:font-name="Arial" style:font-name-complex="Arial" fo:font-weight="normal" style:font-weight-asian="normal" style:font-weight-complex="normal" fo:color="#111111"/>
    </style:style>
    <style:style style:name="T47" style:parent-style-name="Policepardéfaut" style:family="text">
      <style:text-properties style:font-name="Arial" style:font-name-complex="Arial" fo:color="#111111"/>
    </style:style>
    <style:style style:name="T48" style:parent-style-name="Élevé" style:family="text">
      <style:text-properties style:font-name="Arial" style:font-name-complex="Arial" fo:font-weight="normal" style:font-weight-asian="normal" style:font-weight-complex="normal" fo:color="#111111"/>
    </style:style>
    <style:style style:name="T49" style:parent-style-name="Policepardéfaut" style:family="text">
      <style:text-properties style:font-name="Arial" style:font-name-complex="Arial" fo:color="#111111"/>
    </style:style>
    <style:style style:name="P50" style:parent-style-name="Normal" style:family="paragraph">
      <style:paragraph-properties fo:text-align="justify"/>
      <style:text-properties style:font-name="Arial" style:font-name-complex="Arial"/>
    </style:style>
  </office:automatic-styles>
  <office:body>
    <office:text text:use-soft-page-breaks="true">
      <text:p text:style-name="P1"><text:span text:style-name="T2">Le 4 juin 2023, à 7h04 précises</text:span><text:span text:style-name="T3">, sur la route des cours, </text:span><text:span text:style-name="T4">j’ai actualisé les résultats<text:s/></text:span><text:span text:style-name="T5">Parcoursup</text:span><text:span text:style-name="T6"> pour voir si j’avais été </text:span><text:span text:style-name="T7">accepté</text:span><text:span text:style-name="T8">. C’était la nouvelle tant attendue : </text:span><text:span text:style-name="T9">l’affectation définitive à l’IUT</text:span><text:span text:style-name="T10"> ! Mon cœur a bondi de joie. Après des mois de travail acharné et d’incertitude, </text:span><text:span text:style-name="T11">j’allais enfin réaliser mon rêve</text:span><text:span text:style-name="T12"> : </text:span><text:span text:style-name="T13">intégrer le département Informatique de l’IUT A, de Villeneuve d’Ascq</text:span><text:span text:style-name="T14">.</text:span></text:p>
      <text:p text:style-name="P15"><text:span text:style-name="T16">L’euphorie retombée, </text:span><text:span text:style-name="T17">la réalité m’a rattrapé</text:span><text:span text:style-name="T18">. Il fallait maintenant me préparer pour cette nouvelle vie d’étudiant. La première étape : </text:span><text:span text:style-name="T19">trouver un logement</text:span><text:span text:style-name="T20">. J’ai passé des heures sur des sites web spécialisés, à éplucher les annonces, comparer les prix et les locations. Finalement, </text:span><text:span text:style-name="T21">j’ai opté pour une petite chambre dans une résidence étudiante proche de l’IUT</text:span><text:span text:style-name="T22">, pour un loyer mensuel de </text:span><text:span text:style-name="T23">350€</text:span><text:span text:style-name="T24">.</text:span></text:p>
      <text:p text:style-name="P25"><text:span text:style-name="T26">Venait ensuite la question du budget. J’ai établi un tableau précis de mes dépenses prévisionnelles : loyer, nourriture, transports, fournitures scolaires, etc. Mes parents m’ont gentiment proposé de m’aider en me versant une allocation mensuelle de </text:span><text:span text:style-name="T27">200€</text:span><text:span text:style-name="T28">. Il me fallait donc trouver un job étudiant pour compléter le reste. J’ai postulé dans plusieurs commerces et restaurants du quartier, et j’ai eu la chance de décrocher un contrat de 20 heures par semaine en tant que vendeur dans une boulangerie, pour un salaire horaire de </text:span><text:span text:style-name="T29">8€</text:span><text:span text:style-name="T30">.</text:span></text:p>
      <text:p text:style-name="P31"><text:span text:style-name="T32">L’installation a également nécessité quelques dépenses. J’ai dû acheter du linge de maison, de la vaisselle, des ustensiles de cuisine et quelques meubles pour meubler ma chambre. J’ai profité des soldes d’été pour limiter les frais, et j’ai également chiné quelques objets d’occasion sur des sites de vide-greniers. Au total, </text:span><text:span text:style-name="T33">j’ai dépensé environ 200€ pour l’aménagement de mon chez-moi</text:span><text:span text:style-name="T34">.</text:span></text:p>
      <text:p text:style-name="P35"><text:span text:style-name="T36">Enfin, il y avait les frais d’inscription à l’IUT et la sécurité sociale étudiante. J’ai réglé </text:span><text:span text:style-name="T37">180€ pour l’inscription et 25€ pour la mutuelle</text:span><text:span text:style-name="T38">.</text:span></text:p>
      <text:p text:style-name="P39"><text:span text:style-name="T40">Au total, avant même le début des cours, </text:span><text:span text:style-name="T41">j’avais déjà dépensé près de 1000€</text:span><text:span text:style-name="T42">. Heureusement, </text:span><text:span text:style-name="T43">j’avais économisé un peu d’argent pendant l’année scolaire et j’avais reçu quelques cadeaux d’anniversaire et de Noël qui m’ont permis de faire face aux premières dépenses</text:span><text:span text:style-name="T44">.</text:span></text:p>
      <text:p text:style-name="P45"><text:span text:style-name="T46">Le jour de la rentrée est arrivé</text:span><text:span text:style-name="T47">, et j’étais à la fois impatient et un peu anxieux. Mais dès que j’ai franchi les portes de l’IUT, </text:span><text:span text:style-name="T48">j’ai ressenti un sentiment d’excitation et d’optimisme</text:span><text:span text:style-name="T49">. J’étais prêt à relever tous les défis et à vivre pleinement cette nouvelle aventure.</text:span></text:p>
      <text:p text:style-name="P5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svg:font-family="Noto Sans" style:font-family-generic="swiss"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Arial" svg:font-family="Arial" style:font-family-generic="swiss" style:font-pitch="variable" svg:panose-1="2 11 6 4 2 2 2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fr" style:country-asian="FR" style:language-complex="ar" style:country-complex="SA" fo:hyphenate="true"/>
    </style:style>
    <style:style style:name="Élevé" style:display-name="Élevé" style:family="text" style:parent-style-name="Policepardéfau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Louis Beck</dc:creator>
    <meta:creation-date>2024-05-04T13:57:00Z</meta:creation-date>
    <dc:date>2024-05-04T14:20:00Z</dc:date>
    <meta:template xlink:href="Normal" xlink:type="simple"/>
    <meta:editing-cycles>2</meta:editing-cycles>
    <meta:editing-duration>PT1920S</meta:editing-duration>
    <meta:document-statistic meta:page-count="1" meta:paragraph-count="4" meta:word-count="366" meta:character-count="2379" meta:row-count="16" meta:non-whitespace-character-count="2017"/>
  </office:meta>
</office:document-meta>
</file>